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" style:font-adornments="標準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6.396cm" table:align="left"/>
    </style:style>
    <style:style style:name="表格1.A" style:family="table-column">
      <style:table-column-properties style:column-width="1.3cm"/>
    </style:style>
    <style:style style:name="表格1.B" style:family="table-column">
      <style:table-column-properties style:column-width="5.096cm"/>
    </style:style>
    <style:style style:name="表格1.1" style:family="table-row">
      <style:table-row-properties style:min-row-height="0.998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style:font-size-asian="12pt" style:font-style-asian="normal" style:font-weight-asian="normal" style:font-size-complex="12pt"/>
    </style:style>
    <style:style style:name="P5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officeooo:paragraph-rsid="001e122d" style:font-size-asian="12pt" style:font-style-asian="normal" style:font-weight-asian="normal" style:font-size-complex="12pt"/>
    </style:style>
    <style:style style:name="P6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style:font-name="標楷體" fo:font-size="12pt" fo:letter-spacing="normal" style:font-name-asian="標楷體" style:font-size-asian="12pt" style:font-size-complex="12pt"/>
    </style:style>
    <style:style style:name="P7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8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12pt" fo:letter-spacing="normal" style:font-size-asian="12pt" style:font-style-asian="normal" style:font-weight-asian="normal" style:font-size-complex="12pt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11" style:family="paragraph" style:parent-style-name="Text_20_body">
      <style:text-properties fo:font-size="12pt" officeooo:paragraph-rsid="001fcb36" style:font-size-asian="12pt" style:font-size-complex="12pt"/>
    </style:style>
    <style:style style:name="P12" style:family="paragraph" style:parent-style-name="程式碼">
      <style:paragraph-properties fo:margin-top="0cm" fo:margin-bottom="0cm" loext:contextual-spacing="false"/>
    </style:style>
    <style:style style:name="P13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font-size="12pt" fo:letter-spacing="normal" style:font-size-asian="12pt" style:font-size-complex="12pt"/>
    </style:style>
    <style:style style:name="P14" style:family="paragraph" style:parent-style-name="Preformatted_20_Text" style:master-page-name="">
      <loext:graphic-properties draw:fill="none"/>
      <style:paragraph-properties fo:margin-left="1.101cm" fo:margin-right="0cm" fo:margin-top="0cm" fo:margin-bottom="0cm" loext:contextual-spacing="false" fo:widows="1" fo:text-indent="0cm" style:auto-text-indent="false" style:page-number="auto" fo:background-color="transparent"/>
      <style:text-properties fo:font-variant="normal" fo:text-transform="none" fo:color="#000000" fo:font-size="12pt" fo:letter-spacing="normal" style:font-size-asian="12pt" style:font-style-asian="normal" style:font-weight-asian="normal" style:font-size-complex="12pt"/>
    </style:style>
    <style:style style:name="P15" style:family="paragraph" style:parent-style-name="Preformatted_20_Text">
      <loext:graphic-properties draw:fill="none"/>
      <style:paragraph-properties fo:margin-left="1.101cm" fo:margin-right="0cm" fo:margin-top="0cm" fo:margin-bottom="0cm" loext:contextual-spacing="false" fo:widows="1" fo:text-indent="0cm" style:auto-text-indent="false" fo:background-color="transparent"/>
      <style:text-properties fo:font-variant="normal" fo:text-transform="none" fo:color="#000000" fo:font-size="12pt" fo:letter-spacing="normal" style:font-size-asian="12pt" style:font-style-asian="normal" style:font-weight-asian="normal" style:font-size-complex="12pt"/>
    </style:style>
    <style:style style:name="P16" style:family="paragraph" style:parent-style-name="Preformatted_20_Text">
      <style:paragraph-properties fo:margin-top="0cm" fo:margin-bottom="0.097cm" loext:contextual-spacing="false" fo:widows="1"/>
      <style:text-properties fo:font-variant="normal" fo:text-transform="none" fo:color="#000000" style:font-name="Courier New" fo:font-size="12pt" fo:letter-spacing="normal" fo:font-style="normal" fo:font-weight="normal" style:font-name-asian="細明體" style:font-size-asian="12pt" style:font-style-asian="normal" style:font-weight-asian="normal" style:font-name-complex="Courier New" style:font-size-complex="12pt"/>
    </style:style>
    <style:style style:name="P17" style:family="paragraph" style:parent-style-name="Preformatted_20_Text">
      <style:paragraph-properties fo:widows="1"/>
      <style:text-properties fo:font-variant="normal" fo:text-transform="none" fo:color="#000000" fo:font-size="12pt" fo:letter-spacing="normal" style:font-size-asian="12pt" style:font-size-complex="12pt"/>
    </style:style>
    <style:style style:name="P18" style:family="paragraph" style:parent-style-name="本文">
      <style:text-properties officeooo:paragraph-rsid="001fedb3"/>
    </style:style>
    <style:style style:name="P19" style:family="paragraph" style:parent-style-name="原文">
      <style:paragraph-properties fo:margin-top="0cm" fo:margin-bottom="0.275cm" loext:contextual-spacing="false"/>
    </style:style>
    <style:style style:name="P20" style:family="paragraph" style:parent-style-name="章標題">
      <style:text-properties fo:font-size="14pt" style:font-name-asian="新細明體2" style:font-size-asian="14pt" style:font-size-complex="14pt"/>
    </style:style>
    <style:style style:name="P21" style:family="paragraph" style:parent-style-name="原文">
      <style:text-properties officeooo:paragraph-rsid="0031387e"/>
    </style:style>
    <style:style style:name="P22" style:family="paragraph" style:parent-style-name="原文">
      <style:paragraph-properties fo:margin-left="0.185cm" fo:margin-right="0cm" fo:line-height="100%" fo:text-indent="-0.185cm" style:auto-text-indent="false">
        <style:tab-stops/>
      </style:paragraph-properties>
      <style:text-properties officeooo:paragraph-rsid="002ff9a9"/>
    </style:style>
    <style:style style:name="P23" style:family="paragraph" style:parent-style-name="本文">
      <style:paragraph-properties fo:margin-left="0.185cm" fo:margin-right="0cm" fo:text-indent="-0.185cm" style:auto-text-indent="false">
        <style:tab-stops/>
      </style:paragraph-properties>
    </style:style>
    <style:style style:name="P24" style:family="paragraph" style:parent-style-name="Preformatted_20_Text">
      <style:paragraph-properties fo:margin-top="0cm" fo:margin-bottom="0cm" loext:contextual-spacing="false" fo:widows="1"/>
      <style:text-properties fo:font-variant="normal" fo:text-transform="none" fo:color="#000000" fo:font-size="12pt" fo:letter-spacing="normal" style:font-size-asian="12pt" style:font-size-complex="12pt"/>
    </style:style>
    <style:style style:name="P25" style:family="paragraph" style:parent-style-name="Heading_20_1">
      <style:paragraph-properties fo:margin-left="0cm" fo:margin-right="0cm" fo:widows="1" fo:text-indent="0cm" style:auto-text-indent="false"/>
      <style:text-properties fo:font-variant="normal" fo:text-transform="none" fo:color="#000000" fo:font-size="12pt" fo:letter-spacing="normal" style:font-size-asian="12pt" style:font-style-asian="normal" style:font-weight-asian="bold" style:font-size-complex="12pt"/>
    </style:style>
    <style:style style:name="P26" style:family="paragraph" style:parent-style-name="Heading_20_1">
      <style:paragraph-properties fo:margin-left="0cm" fo:margin-right="0cm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officeooo:paragraph-rsid="00225703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officeooo:paragraph-rsid="00241a43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font-size="12pt" fo:letter-spacing="normal" officeooo:paragraph-rsid="0029ad2f" style:font-size-asian="12pt" style:font-style-asian="normal" style:font-weight-asian="normal" style:font-size-complex="12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fo:font-size="12pt" fo:letter-spacing="normal" officeooo:paragraph-rsid="001eb71f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fo:font-size="12pt" fo:letter-spacing="normal" officeooo:paragraph-rsid="002ff9a9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fo:font-size="12pt" fo:letter-spacing="normal" officeooo:paragraph-rsid="002d0abd" style:font-size-asian="12pt" style:font-size-complex="12pt" style:text-overline-style="solid" style:text-overline-width="auto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fo:font-size="12pt" fo:letter-spacing="normal" fo:font-weight="bold" officeooo:paragraph-rsid="002d0abd" style:font-size-asian="12pt" style:font-weight-asian="bold" style:font-size-complex="12pt" style:font-weight-complex="bold"/>
    </style:style>
    <style:style style:name="P35" style:family="paragraph" style:parent-style-name="程式碼">
      <style:text-properties fo:font-size="11pt" style:font-name-asian="新細明體1"/>
    </style:style>
    <style:style style:name="P36" style:family="paragraph" style:parent-style-name="程式碼">
      <style:text-properties fo:font-size="11pt" officeooo:paragraph-rsid="002864a0" style:font-name-asian="新細明體1"/>
    </style:style>
    <style:style style:name="P37" style:family="paragraph" style:parent-style-name="程式碼">
      <style:text-properties fo:font-size="11pt" officeooo:paragraph-rsid="002864a0" style:font-name-asian="新細明體1" style:language-asian="zh" style:country-asian="TW"/>
    </style:style>
    <style:style style:name="P38" style:family="paragraph" style:parent-style-name="程式碼">
      <style:text-properties officeooo:paragraph-rsid="002cf2c2"/>
    </style:style>
    <style:style style:name="P39" style:family="paragraph" style:parent-style-name="Table_20_Contents">
      <style:paragraph-properties fo:margin-top="0cm" fo:margin-bottom="0cm" loext:contextual-spacing="false"/>
      <style:text-properties fo:font-size="12pt" officeooo:rsid="002d0abd" officeooo:paragraph-rsid="002d0abd" style:font-size-asian="12pt" style:font-size-complex="12pt"/>
    </style:style>
    <style:style style:name="P40" style:family="paragraph" style:parent-style-name="Table_20_Contents">
      <style:paragraph-properties fo:margin-top="0cm" fo:margin-bottom="0cm" loext:contextual-spacing="false"/>
      <style:text-properties fo:font-size="12pt" style:font-size-asian="12pt" style:language-asian="zh" style:country-asian="TW" style:font-size-complex="12pt"/>
    </style:style>
    <style:style style:name="P41" style:family="paragraph" style:parent-style-name="Table_20_Contents">
      <style:paragraph-properties fo:margin-top="0cm" fo:margin-bottom="0cm" loext:contextual-spacing="false"/>
      <style:text-properties fo:font-size="12pt" officeooo:rsid="002d0abd" officeooo:paragraph-rsid="002d0abd" style:font-size-asian="12pt" style:language-asian="zh" style:country-asian="TW" style:font-size-complex="12pt"/>
    </style:style>
    <style:style style:name="P42" style:family="paragraph" style:parent-style-name="Table_20_Contents">
      <style:paragraph-properties fo:margin-top="0cm" fo:margin-bottom="0cm" loext:contextual-spacing="false"/>
      <style:text-properties fo:font-size="12pt" officeooo:rsid="002e30c7" officeooo:paragraph-rsid="002e30c7" style:font-size-asian="12pt" style:language-asian="zh" style:country-asian="TW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style:language-asian="zh" style:country-asian="TW"/>
    </style:style>
    <style:style style:name="T3" style:family="text">
      <style:text-properties fo:font-style="normal" fo:font-weight="normal" style:language-asian="zh" style:country-asian="TW" style:font-style-asian="normal" style:font-weight-asian="normal"/>
    </style:style>
    <style:style style:name="T4" style:family="text">
      <style:text-properties fo:font-style="normal" fo:font-weight="normal" officeooo:rsid="00225703" style:language-asian="zh" style:country-asian="TW" style:font-style-asian="normal" style:font-weight-asian="normal"/>
    </style:style>
    <style:style style:name="T5" style:family="text">
      <style:text-properties fo:font-style="normal" fo:font-weight="normal" officeooo:rsid="00241a43" style:language-asian="zh" style:country-asian="TW" style:font-style-asian="normal" style:font-weight-asian="normal"/>
    </style:style>
    <style:style style:name="T6" style:family="text">
      <style:text-properties fo:font-style="normal" fo:font-weight="normal" officeooo:rsid="00260f65" style:language-asian="zh" style:country-asian="TW" style:font-style-asian="normal" style:font-weight-asian="normal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font-style="normal" fo:font-weight="normal" officeooo:rsid="002864a0" style:font-style-asian="normal" style:font-weight-asian="normal"/>
    </style:style>
    <style:style style:name="T9" style:family="text">
      <style:text-properties fo:font-style="normal" fo:font-weight="normal" officeooo:rsid="002ff9a9"/>
    </style:style>
    <style:style style:name="T10" style:family="text">
      <style:text-properties fo:font-style="normal" fo:font-weight="bold"/>
    </style:style>
    <style:style style:name="T11" style:family="text">
      <style:text-properties style:language-asian="zh" style:country-asian="TW"/>
    </style:style>
    <style:style style:name="T12" style:family="text">
      <style:text-properties style:language-asian="zh" style:country-asian="TW" style:font-style-asian="normal" style:font-weight-asian="normal"/>
    </style:style>
    <style:style style:name="T13" style:family="text">
      <style:text-properties officeooo:rsid="001fcb36" style:language-asian="zh" style:country-asian="TW" style:font-style-asian="normal" style:font-weight-asian="normal"/>
    </style:style>
    <style:style style:name="T14" style:family="text">
      <style:text-properties officeooo:rsid="00225703" style:language-asian="zh" style:country-asian="TW" style:font-style-asian="normal" style:font-weight-asian="normal"/>
    </style:style>
    <style:style style:name="T15" style:family="text">
      <style:text-properties officeooo:rsid="00241a43" style:language-asian="zh" style:country-asian="TW" style:font-style-asian="normal" style:font-weight-asian="normal"/>
    </style:style>
    <style:style style:name="T16" style:family="text">
      <style:text-properties officeooo:rsid="00260f65" style:language-asian="zh" style:country-asian="TW" style:font-style-asian="normal" style:font-weight-asian="normal"/>
    </style:style>
    <style:style style:name="T17" style:family="text">
      <style:text-properties style:font-style-asian="normal"/>
    </style:style>
    <style:style style:name="T18" style:family="text">
      <style:text-properties style:font-style-asian="normal" style:font-weight-asian="normal"/>
    </style:style>
    <style:style style:name="T19" style:family="text">
      <style:text-properties officeooo:rsid="001fcb36" style:font-style-asian="normal" style:font-weight-asian="normal"/>
    </style:style>
    <style:style style:name="T20" style:family="text">
      <style:text-properties officeooo:rsid="002864a0" style:font-style-asian="normal" style:font-weight-asian="normal"/>
    </style:style>
    <style:style style:name="T21" style:family="text">
      <style:text-properties style:font-style-asian="normal" style:font-weight-asian="bold"/>
    </style:style>
    <style:style style:name="T22" style:family="text">
      <style:text-properties style:font-name-asian="新細明體2"/>
    </style:style>
    <style:style style:name="T23" style:family="text">
      <style:text-properties fo:font-size="8pt" fo:font-style="normal" fo:font-weight="normal" style:font-size-asian="8pt" style:font-size-complex="8pt"/>
    </style:style>
    <style:style style:name="T24" style:family="text">
      <style:text-properties fo:font-variant="normal" fo:text-transform="none" fo:color="#000000" fo:font-size="12pt" fo:letter-spacing="normal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fo:font-style="normal" fo:font-weight="normal"/>
    </style:style>
    <style:style style:name="T28" style:family="text">
      <style:text-properties style:font-name="DejaVu Sans Mono" fo:font-style="normal" fo:font-weight="normal" style:font-style-asian="normal" style:font-weight-asian="normal"/>
    </style:style>
    <style:style style:name="T29" style:family="text">
      <style:text-properties style:font-name="DejaVu Sans Mono" fo:font-style="normal" fo:font-weight="normal" officeooo:rsid="002864a0" style:font-style-asian="normal" style:font-weight-asian="normal"/>
    </style:style>
    <style:style style:name="T30" style:family="text">
      <style:text-properties style:font-name="DejaVu Sans Mono" fo:font-style="normal" fo:font-weight="normal" officeooo:rsid="002b1382" style:font-style-asian="normal" style:font-weight-asian="normal"/>
    </style:style>
    <style:style style:name="T31" style:family="text">
      <style:text-properties style:font-name="DejaVu Sans Mono" fo:font-style="normal" fo:font-weight="normal" officeooo:rsid="002cf2c2" style:font-style-asian="normal" style:font-weight-asian="normal"/>
    </style:style>
    <style:style style:name="T32" style:family="text">
      <style:text-properties style:font-name="DejaVu Sans Mono" fo:font-style="normal" fo:font-weight="normal" officeooo:rsid="002b1382"/>
    </style:style>
    <style:style style:name="T33" style:family="text">
      <style:text-properties style:font-name="DejaVu Sans Mono" fo:font-style="normal" fo:font-weight="normal" officeooo:rsid="002cf2c2"/>
    </style:style>
    <style:style style:name="T34" style:family="text">
      <style:text-properties fo:font-size="11pt" style:font-name-asian="新細明體1" style:font-style-asian="normal" style:font-weight-asian="normal"/>
    </style:style>
    <style:style style:name="T35" style:family="text">
      <style:text-properties fo:font-size="11pt" fo:font-style="normal" fo:font-weight="normal" style:font-name-asian="新細明體1"/>
    </style:style>
    <style:style style:name="T36" style:family="text">
      <style:text-properties fo:font-size="11pt" fo:font-style="normal" fo:font-weight="normal" officeooo:rsid="002cf2c2" style:font-name-asian="新細明體1" style:language-asian="zh" style:country-asian="TW" style:font-style-asian="normal" style:font-weight-asian="normal"/>
    </style:style>
    <style:style style:name="T37" style:family="text">
      <style:text-properties style:font-name="Courier New" fo:font-style="normal" fo:font-weight="normal" style:font-name-asian="細明體" style:font-style-asian="normal" style:font-weight-asian="normal" style:font-name-complex="Courier New"/>
    </style:style>
    <style:style style:name="T38" style:family="text">
      <style:text-properties style:font-name="Courier New" fo:font-style="normal" fo:font-weight="normal" style:font-name-asian="細明體" style:language-asian="zh" style:country-asian="TW" style:font-name-complex="Courier New"/>
    </style:style>
    <style:style style:name="T39" style:family="text">
      <style:text-properties officeooo:rsid="0029ad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第四章：遞迴函數</text:p>
      <text:p text:style-name="P11">譯註：哥德爾<text:span text:style-name="T22">引入</text:span>遞迴函數<text:span text:style-name="T11">系統</text:span>， 一種僅包含 3 個公理及 2 個推論規則的形式系統， 因為簡單，所以能輕鬆使用其它形式系統來實作遞迴函數<text:span text:style-name="T11">系統</text:span>， 因<text:span text:style-name="T11">此</text:span>若某事物能用遞迴函數<text:span text:style-name="T11">系統</text:span>所建構，<text:span text:style-name="T11">則能</text:span>輕易證明<text:span text:style-name="T11">其</text:span>可由另一個<text:span text:style-name="T11">等價</text:span>系統來實作。本文中，作者先利用遞迴函數建構出 P 系統及形式不可決定命題，再證明普通的算術系統<text:span text:style-name="T11">可</text:span>實作遞迴函數，簡單的將不可決定命題推廣至算術系統。遞迴函數系統可在現代資訊科學中的 LISP 等函數式語言找到，而遞迴函數觀念早已全面滲入現代所有的程式語言中了。</text:p>
      <text:p text:style-name="P11">遞迴函數<text:span text:style-name="T11">究竟有多簡單？以下先討論其推論規則，</text:span>推論規則係指能從已存在的函數衍生新的函數， 哥德爾提到 2 種方式， 第 1 種稱為遞迴定義， 第 2 種稱為函數合成，詳如以下論文本文。</text:p>
      <text:h text:style-name="P25" text:outline-level="1">遞迴定義</text:h>
      <text:p text:style-name="P19">Wir schalten nun eine Zwischenbetrachtung ein, die mit dem formalen System P vorderhand nichts zu tun hat, und geben zunächst folgende Definition:</text:p>
      <text:p text:style-name="P19">Eine zahlentheoretische Funktion 25) φ(x1,x2...xn) heißt rekursiv definiert aus den zahlentheoretischen Funktionen ψ(x1,x2...x(n-1)) und μ(x1,x2...x(n+1)), wenn für alle x2...xn,k 26)folgendes gilt:</text:p>
      <text:p text:style-name="本文"><text:span text:style-name="T18">現在先轉換至一個觀念，其與 </text:span><text:span text:style-name="T1">P </text:span><text:span text:style-name="T18">系統並無關聯，首先給定以下定義</text:span><text:span text:style-name="T1">:</text:span></text:p>
      <text:p text:style-name="本文"><text:span text:style-name="T18">一個數論函數</text:span><text:span text:style-name="T23">25) <text:s/></text:span><text:span text:style-name="T1">φ(x1,x2...xn) </text:span><text:span text:style-name="T18">稱作遞迴定義自數論函數</text:span><text:span text:style-name="T1">ψ(x1,x2...x(n-1)) </text:span><text:span text:style-name="T18">及 </text:span><text:span text:style-name="T1">μ(x1,x2...x(n+1))</text:span><text:span text:style-name="T18">，若其對所有 </text:span><text:span text:style-name="T1">x2...xn,k </text:span><text:span text:style-name="T23">26)</text:span><text:span text:style-name="T1"> </text:span><text:span text:style-name="T18">使得：</text:span></text:p>
      <text:p text:style-name="程式碼">φ(0 <text:s/>,x2...xn) = ψ(x2...xn) <text:s text:c="25"/>(2)</text:p>
      <text:p text:style-name="P12">φ(k+1,x2...xn) = μ(k,φ(k,x2...xn),x2...xn)</text:p>
      <text:p text:style-name="P12"/>
      <text:p text:style-name="原文">25) D. h. ihr Definitionsbereich ist die Klasse der nicht negativen ganzen Zahlen (bzw. der n-tupel von solchen) und ihre Werte sind nicht negative ganze Zahlen.</text:p>
      <text:p text:style-name="本文"><text:span text:style-name="T1">25) </text:span><text:span text:style-name="T18">即其定義域為非負整數</text:span><text:span text:style-name="T1">(</text:span><text:span text:style-name="T18">或 </text:span><text:span text:style-name="T1">n </text:span><text:span text:style-name="T18">元非負整數值組</text:span><text:span text:style-name="T1">) </text:span><text:span text:style-name="T18">且其值為非負整數。</text:span></text:p>
      <text:p text:style-name="原文">26) Kleine lateinische Buchstaben (ev. mit Indizes) sind im folgenden immer Variable für nicht negative ganze Zahlen (falls nicht ausdrücklich das Gegenteil bemerkt ist).</text:p>
      <text:p text:style-name="本文"><text:span text:style-name="T1">26) </text:span><text:span text:style-name="T18">小寫拉丁字母</text:span><text:span text:style-name="T1">(</text:span><text:span text:style-name="T18">可能帶有索引</text:span><text:span text:style-name="T1">)</text:span><text:span text:style-name="T2">之後</text:span><text:span text:style-name="T3">均</text:span><text:span text:style-name="T12">表示</text:span><text:span text:style-name="T18">非負整數變數 </text:span><text:span text:style-name="T1">(</text:span><text:span text:style-name="T18">除非例外情形已被明確說明</text:span><text:span text:style-name="T1">)</text:span><text:span text:style-name="T2">。</text:span></text:p>
      <text:p text:style-name="P2">/180/</text:p>
      <text:h text:style-name="Heading_20_1" text:outline-level="1">遞迴數論函數</text:h>
      <text:p text:style-name="原文">Eine zahlentheoretische Funktion φ heißt rekursiv, wenn es eine endliche Reihe von zahlentheor Funktionen φ1,φ2...φn gibt, welche mit φ endet and die Eigenschaft hat, daß <text:soft-page-break/>jede Funktion φk der Reihe entweder aus zwei der vorhergehenden rskursiv definiert ist oder aus irgend welchen der vorhergehenden durch Einsetzung entsteht 27)oder schließlich eine Konstante oder die Nachfolgerfunktion x+1 ist.</text:p>
      <text:p text:style-name="P18"><text:span text:style-name="T18">一個數論函數 </text:span><text:span text:style-name="T1">φ </text:span><text:span text:style-name="T18">稱為遞迴的，若且惟若存在一</text:span><text:span text:style-name="T12">組</text:span><text:span text:style-name="T18">有限</text:span><text:span text:style-name="T12">的</text:span><text:span text:style-name="T18">數論函數</text:span><text:span text:style-name="T12">序列</text:span><text:span text:style-name="T18"> </text:span><text:span text:style-name="T1">φ1,φ2...φn</text:span><text:span text:style-name="T18">，其以</text:span><text:span text:style-name="T1">φ </text:span><text:span text:style-name="T18">結束</text:span><text:span text:style-name="T12">且序</text:span><text:span text:style-name="T18">列中的每個函數</text:span><text:span text:style-name="T1">φk </text:span><text:span text:style-name="T18">不是由前兩項遞迴定義而來，就是對前幾項執行取代操作而得</text:span><text:span text:style-name="T23">27)</text:span><text:span text:style-name="T18">，不然就是一個常數或是後繼函數</text:span><text:span text:style-name="T1">x+1</text:span><text:span text:style-name="T18">。</text:span></text:p>
      <text:h text:style-name="Heading_20_1" text:outline-level="1">函數合成</text:h>
      <text:p text:style-name="原文">27) Genauer: durch Einsetzung gewisser der vorhergehenden Funktionen an die Leerstellen einer der vorhergehenden, z.B. φp(x1, x2) = φp[φq(x1, x2), φr(x2)] (p, q, r &lt; k). Nicht alle Variable der linken Seite müssen auch rechts vorkommen (ebenso im Rekursionsschema (2)).</text:p>
      <text:p text:style-name="本文"><text:span text:style-name="T1">27) </text:span><text:span text:style-name="T18">精確而言：經由配置一些前項函數於前項之空位置，例如： </text:span><text:span text:style-name="T1">φk(x1, x2) = φp[φq(x1, x2), φr(x2)] (p, q, r &lt; k). </text:span><text:span text:style-name="T18">所有左側變數不一定要在右側出現</text:span><text:span text:style-name="T1">(</text:span><text:span text:style-name="T18">就如同遞迴框架</text:span><text:span text:style-name="T1">(2))</text:span><text:span text:style-name="T18">。</text:span></text:p>
      <text:h text:style-name="Heading_20_1" text:outline-level="1">基礎遞迴函數</text:h>
      <text:p text:style-name="Text_20_body"><text:span text:style-name="T18">譯註：由前</text:span><text:span text:style-name="T12">哥德爾的定義</text:span><text:span text:style-name="T18">可知 </text:span><text:span text:style-name="T1">φk </text:span><text:span text:style-name="T12">可為</text:span><text:span text:style-name="T18">常數或是後繼函數 </text:span><text:span text:style-name="T1">x+1</text:span><text:span text:style-name="T18">， 這兩個函數在現代術語為基礎遞迴函數公理， 基礎遞迴函數不是經由前項函數經遞迴定義或函數合成所得， 而是預先就接受為遞迴函數，如同邏輯上，公理是預先就接受的定理。</text:span></text:p>
      <text:p text:style-name="Text_20_body">哥德爾提到基本基礎遞迴函數如下：</text:p>
      <text:p text:style-name="P7"><text:s text:c="5"/><text:span text:style-name="T1">RA1.</text:span><text:span text:style-name="T18">零函數或常數函數</text:span></text:p>
      <text:p text:style-name="P13"><text:s text:c="5"/><text:span text:style-name="T1">0(x) = 0 <text:s text:c="23"/></text:span></text:p>
      <text:p text:style-name="P14"><text:span text:style-name="T1">RA2.</text:span>後繼函數 </text:p>
      <text:p text:style-name="P15">f(x) = x+1</text:p>
      <text:p text:style-name="P8"/>
      <text:p text:style-name="P5"><text:span text:style-name="T11">但現在</text:span>通常會<text:span text:style-name="T11">還</text:span>包含投影函數：</text:p>
      <text:p text:style-name="P7"><text:s text:c="5"/><text:span text:style-name="T1">RA3.</text:span><text:span text:style-name="T18">投影函數</text:span></text:p>
      <text:p text:style-name="P13"><text:s text:c="5"/><text:span text:style-name="T1">p_k_j(x1,x2,...,xj,...,xk) = xj </text:span></text:p>
      <text:h text:style-name="P25" text:outline-level="1">級數</text:h>
      <text:p text:style-name="P2">/180/</text:p>
      <text:p text:style-name="原文">Die Länge der kürzesten Reihe von φi, welche zu einer rekursiven Funktion φ gehört, heißt ihre Stufe.</text:p>
      <text:p text:style-name="本文"><text:span text:style-name="T18">定義遞迴函數</text:span><text:span text:style-name="T1">φ </text:span><text:span text:style-name="T18">的最短</text:span><text:span text:style-name="T1">φi</text:span><text:span text:style-name="T2">函數</text:span><text:span text:style-name="T18">序列長度稱為其級數。</text:span></text:p>
      <text:p text:style-name="P3"><text:soft-page-break/><text:span text:style-name="T18">譯註：依定義</text:span><text:span text:style-name="T12">可直接推得</text:span><text:span text:style-name="T18">基礎遞迴函數的級數為 </text:span><text:span text:style-name="T1">1</text:span><text:span text:style-name="T18">， 即為 </text:span><text:span text:style-name="T1">φ(x)=0(x) </text:span><text:span text:style-name="T18">及 </text:span><text:span text:style-name="T1">φ(x)=x+1 </text:span><text:span text:style-name="T18">的級數為 </text:span><text:span text:style-name="T1">1</text:span><text:span text:style-name="T18">。 再看一個例子，集合 </text:span><text:span text:style-name="T1">{0} </text:span><text:span text:style-name="T18">的級數為何？</text:span></text:p>
      <text:p text:style-name="P31"><text:span text:style-name="T18">定理 </text:span><text:span text:style-name="T1">R1</text:span><text:span text:style-name="T18">：</text:span><text:span text:style-name="T1">{0} </text:span><text:span text:style-name="T18">是遞迴的。</text:span></text:p>
      <text:p text:style-name="P24"><text:span text:style-name="T37">令 χ{0}(0) <text:s text:c="2"/>= 0</text:span></text:p>
      <text:p text:style-name="P16"><text:s text:c="3"/>χ{0}(x+1) = <text:span text:style-name="T39">f(</text:span>0<text:span text:style-name="T39">)</text:span> </text:p>
      <text:p text:style-name="P30"><text:span text:style-name="T11">取</text:span><text:span text:style-name="T38">χ{0}為{0}的特徵函數，</text:span>得證。</text:p>
      <text:p text:style-name="P28"><text:span text:style-name="T18">因為</text:span><text:span text:style-name="T1">χ{0}(x) </text:span><text:span text:style-name="T18">是經過一次的遞迴定義，故其級數為 </text:span><text:span text:style-name="T1">2</text:span><text:span text:style-name="T18">。 遞迴函數</text:span><text:span text:style-name="T1">φ </text:span><text:span text:style-name="T18">之級數</text:span><text:span text:style-name="T14">描述基礎函數經由幾次遞迴定義及函數合成建構成</text:span><text:span text:style-name="T4">φ的次數，所以遞迴函數必定能在其級數 </text:span><text:span text:style-name="T5">d 內決定，換句話說，φ可在</text:span><text:span text:style-name="T6">d步驟內決定</text:span><text:span text:style-name="T18">。</text:span></text:p>
      <text:h text:style-name="P25" text:outline-level="1">遞迴關係</text:h>
      <text:p text:style-name="P2">Eine Relation zwischen natürlichen Zahlen R(x1...xn) heißt rekursiv 28), wenn es eine rekursive Funktion φ(x1...xn) gibt, so daß für alle x1,x2...xn</text:p>
      <text:p text:style-name="P6"><text:span text:style-name="T18">一個自然數關係 </text:span><text:span text:style-name="T1">R(x1...xn) </text:span><text:span text:style-name="T18">稱為遞迴 </text:span><text:span text:style-name="T1">28)</text:span><text:span text:style-name="T18">，若且惟若存在一個遞迴函數 </text:span><text:span text:style-name="T1">φ(x1...xn)</text:span><text:span text:style-name="T18">，使得所有的 </text:span><text:span text:style-name="T1">x1,x2...xn </text:span><text:span text:style-name="T18">有下式成立：</text:span></text:p>
      <text:p text:style-name="P9">R(x1...xn) ~ [φ(x1...xn)=0] 29).</text:p>
      <text:p text:style-name="P2">28) Klassen rechnen wir mit zu den Relationen (einstellige Relationen). Rekursive Relationen R haben natürlich die Eigenschaft, daß man für jedes spezielle Zahlen-n-tupel entscheiden kann, ob R(x1...xn) gilt oder nicht.</text:p>
      <text:p text:style-name="P6"><text:span text:style-name="T19">28</text:span><text:span text:style-name="T13">)</text:span><text:span text:style-name="T18">類別也算此種關係</text:span><text:span text:style-name="T1">(</text:span><text:span text:style-name="T18">其為單元關係</text:span><text:span text:style-name="T1">)</text:span><text:span text:style-name="T18">，遞迴關係 </text:span><text:span text:style-name="T1">R </text:span><text:span text:style-name="T18">自然具備下列特性，對每個特定 </text:span><text:span text:style-name="T1">n </text:span><text:span text:style-name="T18">元數對，可決定對 </text:span><text:span text:style-name="T1">R(x1...xn) </text:span><text:span text:style-name="T18">是否成立。</text:span></text:p>
      <text:p text:style-name="P29"><text:span text:style-name="T18">譯註：</text:span><text:span text:style-name="T1">φ </text:span><text:span text:style-name="T18">函數稱為關係 </text:span><text:span text:style-name="T1">R </text:span><text:span text:style-name="T18">的特徵函數</text:span><text:span text:style-name="T12">，</text:span><text:span text:style-name="T18">特徵函數</text:span><text:span text:style-name="T12">為</text:span><text:span text:style-name="T7">0 </text:span><text:span text:style-name="T3">時</text:span><text:span text:style-name="T18">表</text:span><text:span text:style-name="T12">示</text:span><text:span text:style-name="T18">關係成立</text:span><text:span text:style-name="T12">，由此可知哥德爾定義 </text:span><text:span text:style-name="T3">0 </text:span><text:span text:style-name="T12">為邏輯真值，</text:span><text:span text:style-name="T3">1 </text:span><text:span text:style-name="T12">為邏輯假值，與現今許多程式語言相左。另外若一個關係的特徵函數為遞迴函數，且級數為</text:span><text:span text:style-name="T16">d，則此關係可以在d步驟內決定</text:span><text:span text:style-name="T18">。</text:span></text:p>
      <text:p text:style-name="P29"><text:span text:style-name="T12">由註解</text:span><text:span text:style-name="T15">28) </text:span><text:span text:style-name="T18">類別</text:span><text:span text:style-name="T1">(</text:span><text:span text:style-name="T18">或集合</text:span><text:span text:style-name="T1">)</text:span><text:span text:style-name="T18">可視為單元關係，</text:span><text:span text:style-name="T12">故類別也能找到其</text:span><text:span text:style-name="T18">特徵函數，我們使用 </text:span><text:span text:style-name="T1">χ{K} </text:span><text:span text:style-name="T18">表示類別 </text:span><text:span text:style-name="T1">K </text:span><text:span text:style-name="T18">的特徵函數。以下列舉</text:span><text:span text:style-name="T12">幾個遞迴類別</text:span><text:span text:style-name="T18">如下：</text:span></text:p>
      <text:p text:style-name="程式碼"><text:span text:style-name="T18">命題 </text:span><text:span text:style-name="T1">R7</text:span><text:span text:style-name="T18">：符號函數是遞迴。 證明：</text:span></text:p>
      <text:p text:style-name="程式碼"><text:s text:c="8"/><text:span text:style-name="T18">符號函數 </text:span><text:span text:style-name="T1">sgn </text:span><text:span text:style-name="T18">用來判斷一數值的正負號，</text:span></text:p>
      <text:p text:style-name="程式碼"><text:s text:c="8"/><text:span text:style-name="T18">定義如下：</text:span></text:p>
      <text:p text:style-name="程式碼">sgn(n) = 1 : n &gt; 0 = 0 : n &lt; 0</text:p>
      <text:p text:style-name="程式碼"><text:span text:style-name="T18">取 </text:span><text:span text:style-name="T7">sgn(n) = χℕ*(n)</text:span><text:span text:style-name="T18">， 再由 </text:span><text:span text:style-name="T7">R2 </text:span><text:span text:style-name="T18">正整數類別是遞迴的， 得證。</text:span></text:p>
      <text:p text:style-name="程式碼"/>
      <text:p text:style-name="P35"><text:span text:style-name="T18">定理 </text:span><text:span text:style-name="T1">R2</text:span><text:span text:style-name="T18">：正整數類別是遞迴的。</text:span></text:p>
      <text:p text:style-name="P35"><text:span text:style-name="T18">證明：</text:span></text:p>
      <text:p text:style-name="P35"><text:soft-page-break/><text:span text:style-name="T18">令 ℕ</text:span><text:span text:style-name="T1">* = ℕ\{0}</text:span><text:span text:style-name="T18">，</text:span><text:span text:style-name="T12">即正整數類別為不含</text:span><text:span text:style-name="T3">0之</text:span><text:span text:style-name="T18">自然數類別。</text:span></text:p>
      <text:p text:style-name="P37"><text:span text:style-name="T18">我們使用</text:span><text:span text:style-name="T20">類別{0}之特徵函數</text:span><text:span text:style-name="T29">χ{0}</text:span><text:span text:style-name="T20">來建構ℕ</text:span><text:span text:style-name="T8">*的特徵函數</text:span><text:span text:style-name="T29">χℕ*(n)如下：</text:span></text:p>
      <text:p text:style-name="程式碼"><text:span text:style-name="T18">令 </text:span><text:span text:style-name="T27">χℕ*(</text:span><text:span text:style-name="T33">0</text:span><text:span text:style-name="T27">) <text:s/>=</text:span><text:span text:style-name="T32">f(</text:span><text:span text:style-name="T1">0)</text:span></text:p>
      <text:p text:style-name="P38"><text:span text:style-name="T7"><text:s text:c="5"/></text:span><text:span text:style-name="T28">χℕ*(</text:span><text:span text:style-name="T31">x+1</text:span><text:span text:style-name="T28">)=</text:span><text:span text:style-name="T7">0</text:span></text:p>
      <text:p text:style-name="P36"><text:span text:style-name="T1">1.</text:span><text:span text:style-name="T18">若 </text:span><text:span text:style-name="T1">n=0 </text:span><text:span text:style-name="T18">則 </text:span><text:span text:style-name="T28">χℕ*(</text:span><text:span text:style-name="T30">0</text:span><text:span text:style-name="T28">)</text:span><text:span text:style-name="T29">=</text:span><text:span text:style-name="T30">f(</text:span><text:span text:style-name="T29">0</text:span><text:span text:style-name="T30">)=1</text:span></text:p>
      <text:p text:style-name="P36"><text:span text:style-name="T1">2.</text:span><text:span text:style-name="T18">若 </text:span><text:span text:style-name="T1">n&gt;0 </text:span><text:span text:style-name="T18">則 </text:span><text:span text:style-name="T1">χ{0}(n)=0</text:span><text:span text:style-name="T18">，</text:span></text:p>
      <text:p text:style-name="程式碼"><text:span text:style-name="T36">故</text:span><text:span text:style-name="T34">知 </text:span><text:span text:style-name="T35">χℕ*(n) </text:span><text:span text:style-name="T34">為遞迴，</text:span></text:p>
      <text:p text:style-name="P35"><text:span text:style-name="T18">得證。</text:span></text:p>
      <text:p text:style-name="P35"><text:span text:style-name="T18"/></text:p>
      <text:p text:style-name="原文">29) Für alle inhaltlichen (insbes. auch die metamathematischen) Überlegungen wird die Hilbertsche Symbolik verwendet. Vgl. Hilbert-Ackermann, Grundzüge der theoretischen Logik, Berlin 1928.</text:p>
      <text:p text:style-name="本文"><text:span text:style-name="T18">所有內容觀念</text:span><text:span text:style-name="T1">(</text:span><text:span text:style-name="T18">特別是後設數學</text:span><text:span text:style-name="T1">)</text:span><text:span text:style-name="T18">是使用希爾伯特符號。參考希爾伯特</text:span><text:span text:style-name="T1">-</text:span><text:span text:style-name="T18">阿克曼，理論邏輯基礎，柏林 </text:span><text:span text:style-name="T1">1928</text:span><text:span text:style-name="T18">。</text:span></text:p>
      <text:p text:style-name="P3"><text:span text:style-name="T18">譯註： 哥德爾在後面建構算術系統除了≡外， 都是使用希爾伯特的符號，可參閱註 </text:span><text:span text:style-name="T1">33)</text:span><text:span text:style-name="T18">， 符號定義如下表：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4"><text:span text:style-name="T17">符號</text:span></text:p>
          </table:table-cell>
          <table:table-cell table:style-name="表格1.B1" office:value-type="string">
            <text:p text:style-name="P34"><text:span text:style-name="T17">意義</text:span></text:p>
          </table:table-cell>
        </table:table-row>
        <table:table-row>
          <table:table-cell table:style-name="表格1.A2" office:value-type="string">
            <text:p text:style-name="P33"><text:span text:style-name="T9">x</text:span></text:p>
          </table:table-cell>
          <table:table-cell table:style-name="表格1.B2" office:value-type="string">
            <text:p text:style-name="P32"><text:span text:style-name="T18">否定</text:span><text:span text:style-name="T12">，</text:span><text:span text:style-name="T18">命題符號上方的 </text:span><text:span text:style-name="T7">bar</text:span></text:p>
          </table:table-cell>
        </table:table-row>
        <table:table-row>
          <table:table-cell table:style-name="表格1.A2" office:value-type="string">
            <text:p text:style-name="P39">&amp;</text:p>
          </table:table-cell>
          <table:table-cell table:style-name="表格1.B2" office:value-type="string">
            <text:p text:style-name="P40">且</text:p>
          </table:table-cell>
        </table:table-row>
        <table:table-row>
          <table:table-cell table:style-name="表格1.A2" office:value-type="string">
            <text:p text:style-name="P41">∨</text:p>
          </table:table-cell>
          <table:table-cell table:style-name="表格1.B2" office:value-type="string">
            <text:p text:style-name="P40">或</text:p>
          </table:table-cell>
        </table:table-row>
        <table:table-row>
          <table:table-cell table:style-name="表格1.A2" office:value-type="string">
            <text:p text:style-name="P41">→</text:p>
          </table:table-cell>
          <table:table-cell table:style-name="表格1.B2" office:value-type="string">
            <text:p text:style-name="P40">推論</text:p>
          </table:table-cell>
        </table:table-row>
        <table:table-row>
          <table:table-cell table:style-name="表格1.A2" office:value-type="string">
            <text:p text:style-name="P41">~</text:p>
          </table:table-cell>
          <table:table-cell table:style-name="表格1.B2" office:value-type="string">
            <text:p text:style-name="P40">相等關係</text:p>
          </table:table-cell>
        </table:table-row>
        <table:table-row>
          <table:table-cell table:style-name="表格1.A2" office:value-type="string">
            <text:p text:style-name="P41">(x)</text:p>
          </table:table-cell>
          <table:table-cell table:style-name="表格1.B2" office:value-type="string">
            <text:p text:style-name="P40">全稱量詞</text:p>
          </table:table-cell>
        </table:table-row>
        <table:table-row>
          <table:table-cell table:style-name="表格1.A2" office:value-type="string">
            <text:p text:style-name="P41">(Ex)</text:p>
          </table:table-cell>
          <table:table-cell table:style-name="表格1.B2" office:value-type="string">
            <text:p text:style-name="P42">存在量詞</text:p>
          </table:table-cell>
        </table:table-row>
      </table:table>
      <text:h text:style-name="Heading_20_1" text:outline-level="1">遞迴定理</text:h>
      <text:p text:style-name="原文">Es gelten folgende Sätze:</text:p>
      <text:p text:style-name="本文">以下定理成立：</text:p>
      <text:p text:style-name="P22">I.Jede aus rekursiven Funktionen (Relationen) <text:span text:style-name="T1">durch Einsetzung rekursiver Funktionen an Stelle der Variablen entstehende Funktion (Relation) ist rekursiv; ebenso jede Funktion, die aus rekursiven Funktionen durch rekursive Definition nach dem Schema (2) entsteht.</text:span><text:span text:style-name="T24"> </text:span></text:p>
      <text:p text:style-name="P23"><text:span text:style-name="T1">I.</text:span><text:span text:style-name="T18">每個經由配置遞迴函數在根源函數</text:span><text:span text:style-name="T1">(</text:span><text:span text:style-name="T18">關係</text:span><text:span text:style-name="T1">)</text:span><text:span text:style-name="T18">變數位置而得之函數是遞迴的；同樣地每個藉由框架</text:span><text:span text:style-name="T1">(2)</text:span><text:span text:style-name="T18">遞迴定義自其它遞迴函數之函數也如此。 </text:span></text:p>
      <text:p text:style-name="P21">II. Wenn R und S rekursiv<text:span text:style-name="T25">e Relationensind, dann auch R, R ∨ S (daher auch R &amp; S). _II.</text:span></text:p>
      <text:p text:style-name="P21"><text:soft-page-break/></text:p>
      <text:p text:style-name="P21">若 R 及 S 為遞迴關係，則 R, R ∨ S 也是(由此 R &amp; S 也是) 。</text:p>
      <text:p text:style-name="原文">III.Wenn die Funktionen <text:span text:style-name="T26">φ(?), ψ(?)</text:span> rekursiv sind, dann auch die Relation: φ(?) =ψ(?) 30)</text:p>
      <text:p text:style-name="P3"><text:span text:style-name="T1">III.</text:span><text:span text:style-name="T18">若</text:span><text:span text:style-name="T1">φ(?)</text:span><text:span text:style-name="T18">及</text:span><text:span text:style-name="T1">ψ(?)</text:span><text:span text:style-name="T18">是遞迴，則以下關係也是：</text:span><text:span text:style-name="T1">φ(?)=ψ(?)30)</text:span></text:p>
      <text:p text:style-name="P2">30) Wir verwenden deutsche Buchstaben ?, ? als abkürzende Bezeichnung für beliebige Variablen-n-tupel, z. B. x1 x2 ... xn.</text:p>
      <text:p text:style-name="P3"><text:span text:style-name="T18">利用哥德字母 </text:span><text:span text:style-name="T1">?, ?</text:span><text:span text:style-name="T18">￨ﾨﾘ為 </text:span><text:span text:style-name="T1">n </text:span><text:span text:style-name="T18">元數組變數，例如 </text:span><text:span text:style-name="T1">x1 x2 ... xn</text:span><text:span text:style-name="T18">。</text:span></text:p>
      <text:p text:style-name="P2">IV. Wenn die Funktion φ(?) und die Relation R(x,?) rekursiv sind, dann auch die Relationen S,T</text:p>
      <text:p text:style-name="P2">S(?,?)~(Ex)[x≦φ(?)&amp;R(x,?)] T(?,?)~(x) [x≦φ(?)→R(x,?)]</text:p>
      <text:p text:style-name="P2">sowie die Funktion ψ ψ(?,?)=εx[x≦φ(?)&amp;R(x,?)] wobei εxF(x) bedeutet: Die kleinste Zahl x, für welche F(x) gilt und 0, falls es keine solche Zahl gibt.</text:p>
      <text:p text:style-name="P3"><text:span text:style-name="T18">若函數 </text:span><text:span text:style-name="T1">φ(?) </text:span><text:span text:style-name="T18">及關係 </text:span><text:span text:style-name="T1">R(x,?) </text:span><text:span text:style-name="T18">是遞迴，則以下關係 </text:span><text:span text:style-name="T1">S, T </text:span><text:span text:style-name="T18">也是：</text:span></text:p>
      <text:p text:style-name="P7"><text:s text:c="4"/><text:span text:style-name="T1">S(?,?)~(Ex)[x≦φ(?)&amp;R(x,?)]</text:span></text:p>
      <text:p text:style-name="P13"><text:s text:c="4"/><text:span text:style-name="T1">T(?,?)~(x) [x≦φ(?)→R(x,?)]</text:span></text:p>
      <text:p text:style-name="P3"><text:span text:style-name="T18">以及函數為 </text:span><text:span text:style-name="T1">ψ</text:span><text:span text:style-name="T18">：</text:span></text:p>
      <text:p text:style-name="P10"><text:s text:c="4"/><text:span text:style-name="T1">ψ(?,?)=εx[x≦φ(?)&amp;R(x,?)]</text:span></text:p>
      <text:p text:style-name="P3"><text:span text:style-name="T18">其中 </text:span><text:span text:style-name="T1">εxF(x) </text:span><text:span text:style-name="T18">指： 最小數 </text:span><text:span text:style-name="T1">x </text:span><text:span text:style-name="T18">滿足 </text:span><text:span text:style-name="T1">F(x) </text:span><text:span text:style-name="T18">或為 </text:span><text:span text:style-name="T1">0</text:span><text:span text:style-name="T18">，若不存在這樣的數。</text:span></text:p>
      <text:p text:style-name="P2">Satz I folgt unmittelbar aus der Definition von "rekursiv".</text:p>
      <text:p text:style-name="P3"><text:span text:style-name="T18">定理 </text:span><text:span text:style-name="T1">I </text:span><text:span text:style-name="T18">由遞迴之定義直接推得。</text:span></text:p>
      <text:h text:style-name="P25" text:outline-level="1">遞迴函數實作邏輯操作</text:h>
      <text:p text:style-name="P2">Satz II und III beruhen darauf, daß die den logischen Begriffen -, ∨, = entsprechenden zahlentheoretischen Funktionen</text:p>
      <text:p text:style-name="P2">α(x), β(x,y), γ(x,y)</text:p>
      <text:p text:style-name="P2"><text:soft-page-break/>nämlich:</text:p>
      <text:p text:style-name="P2">α(0)=1 ; α(x) =0 für x≠0</text:p>
      <text:p text:style-name="P2">β(0,x)=β(x,0)=0; β(x,y)=1, wenn x,y beide ≠0 sind</text:p>
      <text:p text:style-name="P2">γ(x,y)=0, wenn x=y;γ(x,y)=1, wenn x≠y</text:p>
      <text:p text:style-name="P2">/181/</text:p>
      <text:p text:style-name="P2">recursiv sind,wie man sich leicht überzeugen kann.</text:p>
      <text:p text:style-name="P3"><text:span text:style-name="T18">定理 </text:span><text:span text:style-name="T1">II </text:span><text:span text:style-name="T18">及 </text:span><text:span text:style-name="T1">III </text:span><text:span text:style-name="T18">根據邏輯觀念 </text:span><text:span text:style-name="T1">-, ∨, = </text:span><text:span text:style-name="T18">對應到數論函數</text:span></text:p>
      <text:p text:style-name="P2">α(x), β(x,y), γ(x,y)</text:p>
      <text:p text:style-name="P4">即：</text:p>
      <text:p text:style-name="P10"><text:s text:c="4"/><text:span text:style-name="T1">α(0)=1 <text:s text:c="8"/>; α(x) <text:s/>=0 </text:span><text:span text:style-name="T18">當 </text:span><text:span text:style-name="T1">x≠0</text:span></text:p>
      <text:p text:style-name="P3"><text:span text:style-name="T1">β(0,x)=β(x,0)=0; β(x,y)=1, </text:span><text:span text:style-name="T18">當 </text:span><text:span text:style-name="T1">x,y </text:span><text:span text:style-name="T18">都 ≠</text:span><text:span text:style-name="T1">0</text:span></text:p>
      <text:p text:style-name="P3"><text:span text:style-name="T1">γ(x,y)=0, </text:span><text:span text:style-name="T18">當 </text:span><text:span text:style-name="T1">x=y;γ(x,y)=1, </text:span><text:span text:style-name="T18">當 </text:span><text:span text:style-name="T1">x≠y</text:span></text:p>
      <text:p text:style-name="P4">前揭函數是遞迴能輕易證明。</text:p>
      <text:p text:style-name="P3"><text:span text:style-name="T18">譯註：哥德爾將邏輯真以 </text:span><text:span text:style-name="T1">0 </text:span><text:span text:style-name="T18">表示，邏輯假以 </text:span><text:span text:style-name="T1">1 </text:span><text:span text:style-name="T18">表示，前揭函數的證明如下：</text:span></text:p>
      <text:p text:style-name="P3"><text:span text:style-name="T18">定理 </text:span><text:span text:style-name="T1">R21</text:span><text:span text:style-name="T18">：否定是遞迴</text:span></text:p>
      <text:p text:style-name="P4">證明：</text:p>
      <text:p text:style-name="P10"><text:s text:c="8"/><text:span text:style-name="T1">α </text:span><text:span text:style-name="T18">即 </text:span><text:span text:style-name="T1">{0} </text:span><text:span text:style-name="T18">的特徵函數，可由定理 </text:span><text:span text:style-name="T1">R1</text:span><text:span text:style-name="T18">，</text:span><text:span text:style-name="T1">{0} </text:span><text:span text:style-name="T18">是遞迴，得證</text:span></text:p>
      <text:p text:style-name="P3"><text:span text:style-name="T18">定理 </text:span><text:span text:style-name="T1">R22</text:span><text:span text:style-name="T18">：析取是遞迴</text:span></text:p>
      <text:p text:style-name="P4">證明：</text:p>
      <text:p text:style-name="P7"><text:s text:c="7"/><text:span text:style-name="T18">令 </text:span><text:span text:style-name="T1">β </text:span><text:span text:style-name="T18">定義如下：</text:span></text:p>
      <text:p text:style-name="P17"><text:s text:c="7"/><text:span text:style-name="T1">β(x,y) = α(α(x.y)) <text:s/></text:span></text:p>
      <text:p text:style-name="P13"><text:s text:c="7"/><text:span text:style-name="T18">由 </text:span><text:span text:style-name="T1">R21 </text:span><text:span text:style-name="T18">否定是遞迴及 </text:span><text:span text:style-name="T1">R12 </text:span><text:span text:style-name="T18">乘法是遞迴得證。</text:span></text:p>
      <text:p text:style-name="P4">例子如下：</text:p>
      <text:p text:style-name="P7"><text:s text:c="7"/><text:span text:style-name="T1">β(0,0) = α(α(0.0)) <text:s text:c="2"/></text:span></text:p>
      <text:p text:style-name="P17"><text:s text:c="14"/><text:span text:style-name="T1">= α(α(0)) <text:s text:c="2"/></text:span></text:p>
      <text:p text:style-name="P17"><text:soft-page-break/><text:s text:c="14"/><text:span text:style-name="T1">= α(1)</text:span></text:p>
      <text:p text:style-name="P17"><text:s text:c="14"/><text:span text:style-name="T1">= 0</text:span></text:p>
      <text:p text:style-name="P17"><text:s text:c="7"/><text:span text:style-name="T1">β(0,2) = α(α(0.1)) <text:s text:c="2"/></text:span></text:p>
      <text:p text:style-name="P17"><text:s text:c="14"/><text:span text:style-name="T1">= α(α(0)) <text:s text:c="2"/></text:span></text:p>
      <text:p text:style-name="P17"><text:s text:c="14"/><text:span text:style-name="T1">= α(1)</text:span></text:p>
      <text:p text:style-name="P17"><text:s text:c="14"/><text:span text:style-name="T1">= 0</text:span></text:p>
      <text:p text:style-name="P17"><text:s text:c="7"/><text:span text:style-name="T1">β(2,0) = α(α(2.0)) <text:s text:c="2"/></text:span></text:p>
      <text:p text:style-name="P17"><text:s text:c="14"/><text:span text:style-name="T1">= α(α(0)) <text:s text:c="2"/></text:span></text:p>
      <text:p text:style-name="P17"><text:s text:c="14"/><text:span text:style-name="T1">= α(1)</text:span></text:p>
      <text:p text:style-name="P17"><text:s text:c="14"/><text:span text:style-name="T1">= 0</text:span></text:p>
      <text:p text:style-name="P17"><text:s text:c="7"/><text:span text:style-name="T1">β(2,4) = α(α(2.4)) <text:s text:c="2"/></text:span></text:p>
      <text:p text:style-name="P17"><text:s text:c="14"/><text:span text:style-name="T1">= α(α(8)) <text:s text:c="2"/></text:span></text:p>
      <text:p text:style-name="P17"><text:s text:c="14"/><text:span text:style-name="T1">= α(0)</text:span></text:p>
      <text:p text:style-name="P13"><text:s text:c="14"/><text:span text:style-name="T1">= 1</text:span></text:p>
      <text:h text:style-name="P25" text:outline-level="1">相等關係為遞迴</text:h>
      <text:p text:style-name="P3"><text:span text:style-name="T18">譯註：</text:span><text:span text:style-name="T1">γ(x,y) </text:span><text:span text:style-name="T18">表示相等關係，詳細證明如後：</text:span></text:p>
      <text:p text:style-name="P3"><text:span text:style-name="T18">定理 </text:span><text:span text:style-name="T1">R3:</text:span><text:span text:style-name="T18">前項函數是遞迴。 證明：</text:span></text:p>
      <text:p text:style-name="P7"><text:s text:c="8"/><text:span text:style-name="T18">前項函數 </text:span><text:span text:style-name="T1">p </text:span><text:span text:style-name="T18">為後繼函數之對立函數。</text:span></text:p>
      <text:p text:style-name="P17"><text:s text:c="8"/></text:p>
      <text:p text:style-name="P17"><text:s text:c="8"/><text:span text:style-name="T18">定義 </text:span><text:span text:style-name="T1">p </text:span><text:span text:style-name="T18">如下：</text:span></text:p>
      <text:p text:style-name="P17"><text:s text:c="8"/><text:span text:style-name="T1">p(n) = 0 <text:s text:c="16"/>: n = 0</text:span></text:p>
      <text:p text:style-name="P17"><text:s text:c="13"/><text:span text:style-name="T1">= pr2_1(n-1,p(n-1)) : n &gt;0</text:span></text:p>
      <text:p text:style-name="P17"><text:s text:c="8"/><text:span text:style-name="T18">由 </text:span><text:span text:style-name="T1">RA1 0 </text:span><text:span text:style-name="T18">為遞迴及 </text:span><text:span text:style-name="T1">RA3 </text:span><text:span text:style-name="T18">投影函數為遞迴，</text:span></text:p>
      <text:p text:style-name="P13"><text:s text:c="8"/><text:span text:style-name="T18">得證。 </text:span></text:p>
      <text:p text:style-name="P3"><text:span text:style-name="T18">定理 </text:span><text:span text:style-name="T1">R4:</text:span><text:span text:style-name="T18">隔斷減法是遞迴。 證明：</text:span></text:p>
      <text:p text:style-name="P10"><text:s text:c="8"/><text:span text:style-name="T18">隔斷減法 ㅗ定義如下（我以韓文字母 ㅗ表示）：</text:span></text:p>
      <text:p text:style-name="P3"><text:span text:style-name="T1">n </text:span><text:span text:style-name="T18">ㅗ </text:span><text:span text:style-name="T1">m = 0 : n &lt; m = n-m : n &gt; m </text:span><text:span text:style-name="T18">可得 </text:span><text:span text:style-name="T1">n </text:span><text:span text:style-name="T18">ㅗ </text:span><text:span text:style-name="T1">m+1 = 0 : n</text:span><text:span text:style-name="T18">ㅗ</text:span><text:span text:style-name="T1">m = 0 = (n-|m)-1 : n</text:span><text:span text:style-name="T18">ㅗ</text:span><text:span text:style-name="T1">m &gt; 0</text:span></text:p>
      <text:p text:style-name="P3"><text:span text:style-name="T18">可將 </text:span><text:span text:style-name="T1">n </text:span><text:span text:style-name="T18">ㅗ </text:span><text:span text:style-name="T1">m </text:span><text:span text:style-name="T18">遞迴定義如下：</text:span></text:p>
      <text:p text:style-name="P7"><text:s text:c="8"/><text:span text:style-name="T1">n </text:span><text:span text:style-name="T18">ㅗ </text:span><text:span text:style-name="T1">m = n <text:s text:c="10"/>: m=0 <text:s text:c="5"/></text:span></text:p>
      <text:p text:style-name="P17"><text:s text:c="15"/><text:span text:style-name="T1">= p(n</text:span><text:span text:style-name="T18">ㅗ</text:span><text:span text:style-name="T1">(m-1)) : m&gt;0 <text:s text:c="6"/></text:span></text:p>
      <text:p text:style-name="P17"><text:s/></text:p>
      <text:p text:style-name="P13"><text:s text:c="8"/><text:span text:style-name="T18">由 </text:span><text:span text:style-name="T1">R4 </text:span><text:span text:style-name="T18">前項函數為遞迴，得證。</text:span></text:p>
      <text:p text:style-name="P3"><text:span text:style-name="T18">定理 </text:span><text:span text:style-name="T1">R5</text:span><text:span text:style-name="T18">：絕對差是遞迴。 證明：</text:span></text:p>
      <text:p text:style-name="P7"><text:s text:c="8"/><text:span text:style-name="T18">絕對差 </text:span><text:span text:style-name="T1">adf </text:span><text:span text:style-name="T18">定義如下：</text:span></text:p>
      <text:p text:style-name="P17"><text:s text:c="8"/><text:span text:style-name="T1">adf(n,m) = |n-m|</text:span></text:p>
      <text:p text:style-name="P17"><text:soft-page-break/><text:s text:c="17"/><text:span text:style-name="T1">= (n</text:span><text:span text:style-name="T18">ㅗ</text:span><text:span text:style-name="T1">m) + (m</text:span><text:span text:style-name="T18">ㅗ</text:span><text:span text:style-name="T1">n) </text:span></text:p>
      <text:p text:style-name="P17"><text:s text:c="17"/><text:span text:style-name="T1">= (n</text:span><text:span text:style-name="T18">ㅗ</text:span><text:span text:style-name="T1">m) + (p2_2(n,m) -| p2_1(m,n))</text:span></text:p>
      <text:p text:style-name="P17"><text:s text:c="8"/><text:span text:style-name="T18">由 </text:span><text:span text:style-name="T1">RA3 </text:span><text:span text:style-name="T18">投影函數為遞迴、</text:span><text:span text:style-name="T1">R4 </text:span><text:span text:style-name="T18">隔斷減法是遞迴及</text:span></text:p>
      <text:p text:style-name="P17"><text:s text:c="11"/><text:span text:style-name="T1">RA11 </text:span><text:span text:style-name="T18">加法為遞迴，</text:span></text:p>
      <text:p text:style-name="P13"><text:s text:c="8"/><text:span text:style-name="T18">得證。</text:span></text:p>
      <text:p text:style-name="P3"><text:span text:style-name="T18">命題 </text:span><text:span text:style-name="T1">R6</text:span><text:span text:style-name="T18">：相等關係是遞迴。 證明：</text:span></text:p>
      <text:p text:style-name="P7"><text:s text:c="8"/><text:span text:style-name="T18">哥德爾令 </text:span><text:span text:style-name="T1">γ </text:span><text:span text:style-name="T18">為相等關係之特徵函數，</text:span></text:p>
      <text:p text:style-name="P17"><text:s text:c="8"/><text:span text:style-name="T18">令</text:span></text:p>
      <text:p text:style-name="P17"><text:s text:c="8"/><text:span text:style-name="T1">x=y ~ |x-y|=0 </text:span></text:p>
      <text:p text:style-name="P17"><text:s text:c="8"/><text:span text:style-name="T1">x≠y ~ |x-y|&gt;0</text:span></text:p>
      <text:p text:style-name="P17"><text:s text:c="6"/></text:p>
      <text:p text:style-name="P17"><text:s text:c="8"/><text:span text:style-name="T18">令 </text:span><text:span text:style-name="T1">γ(x,y) = χ{0}(|x-y|)</text:span><text:span text:style-name="T18">，</text:span></text:p>
      <text:p text:style-name="P17"><text:s text:c="8"/><text:span text:style-name="T18">由 </text:span><text:span text:style-name="T1">R1 {0} </text:span><text:span text:style-name="T18">是遞迴及 </text:span><text:span text:style-name="T1">R5 </text:span><text:span text:style-name="T18">絕對差是遞迴，</text:span></text:p>
      <text:p text:style-name="P13"><text:s text:c="8"/><text:span text:style-name="T18">得證。</text:span></text:p>
      <text:p text:style-name="P3"><text:span text:style-name="T18"/></text:p>
      <text:h text:style-name="P26" text:outline-level="1"><text:span text:style-name="T21">定理 </text:span><text:span text:style-name="T10">IV </text:span><text:span text:style-name="T21">證明</text:span></text:h>
      <text:p text:style-name="P2">Der Beweis für Satz IV ist kurz der folgende: Nach der Voraussetzung gibt es ein rekursives ρ(x,?), so daß:</text:p>
      <text:p text:style-name="P3"><text:span text:style-name="T18">命題 </text:span><text:span text:style-name="T1">IV </text:span><text:span text:style-name="T18">之證明很簡短如下：</text:span></text:p>
      <text:p text:style-name="P10"><text:span text:style-name="T18">設存在一個遞迴函數 </text:span><text:span text:style-name="T1">ρ(x,?) </text:span><text:span text:style-name="T18">使得：</text:span></text:p>
      <text:p text:style-name="P2">R(x,?)~[ρ(x,?) = 0].</text:p>
      <text:p text:style-name="P2">Wir definieren nun nach dem Rekursionsschema (2) eine Funktion χ(x,?) folgendermaßen:</text:p>
      <text:p text:style-name="P3"><text:span text:style-name="T18">譯註：取 </text:span><text:span text:style-name="T1">ρ </text:span><text:span text:style-name="T18">表 </text:span><text:span text:style-name="T1">R </text:span><text:span text:style-name="T18">之特徵函數係其為 </text:span><text:span text:style-name="T1">R </text:span><text:span text:style-name="T18">的希臘音字母。</text:span></text:p>
      <text:p text:style-name="P3"><text:span text:style-name="T18">現在根據遞迴框架 </text:span><text:span text:style-name="T1">(2) </text:span><text:span text:style-name="T18">定義函數 </text:span><text:span text:style-name="T1">χ(0,?) </text:span><text:span text:style-name="T18">如下： </text:span><text:span text:style-name="T1">χ(0, ?)=0 χ(n+1,?)=(n+1).a+χ(n,?).α(a) 31)</text:span></text:p>
      <text:p text:style-name="P3"><text:span text:style-name="T18">譯註：</text:span><text:span text:style-name="T1">χ </text:span><text:span text:style-name="T18">表特徵函數，德文為 </text:span><text:span text:style-name="T1">charakteristische Funktion </text:span><text:span text:style-name="T18">，其為 </text:span><text:span text:style-name="T1">ch </text:span><text:span text:style-name="T18">的希臘音字母。</text:span></text:p>
      <text:p text:style-name="P2">31) Wir setzen als bekannt voraus, daß die Funktionen x+y (Addition), x.y (Multiplikation) rekursiv sind.</text:p>
      <text:p text:style-name="P3"><text:span text:style-name="T1">31) </text:span><text:span text:style-name="T18">假設已知函數 </text:span><text:span text:style-name="T1">x+y (</text:span><text:span text:style-name="T18">加法</text:span><text:span text:style-name="T1">)</text:span><text:span text:style-name="T18">及 </text:span><text:span text:style-name="T1">x.y (</text:span><text:span text:style-name="T18">乘法</text:span><text:span text:style-name="T1">) </text:span><text:span text:style-name="T18">是遞迴的。</text:span></text:p>
      <text:p text:style-name="P3"><text:span text:style-name="T18">譯註：加法及乘法為遞迴證明補充如下： 引理 </text:span><text:span text:style-name="T1">R11</text:span><text:span text:style-name="T18">：加法是遞迴的。 </text:span><text:span text:style-name="T1">x+y </text:span><text:span text:style-name="T18">可遞迴定義如下： </text:span><text:span text:style-name="T1">x+y = x : y=0 x+y = f(x+(y-1)) : y&gt;0 = f(p3_3(x,y-1,x+(y-1)))</text:span></text:p>
      <text:p text:style-name="P3"><text:soft-page-break/><text:span text:style-name="T18">由 </text:span><text:span text:style-name="T1">RA2 </text:span><text:span text:style-name="T18">後繼函數為遞迴及</text:span><text:span text:style-name="T1">RA3 </text:span><text:span text:style-name="T18">投影函數為遞迴， 得證。</text:span></text:p>
      <text:p text:style-name="P3"><text:span text:style-name="T18">引理 </text:span><text:span text:style-name="T1">R12</text:span><text:span text:style-name="T18">：乘法是遞迴的。 </text:span><text:span text:style-name="T1">x.y </text:span><text:span text:style-name="T18">可遞迴定義如下： </text:span><text:span text:style-name="T1">x .y = 0 : x=0 (x+1).y = x.y+y : x&gt;0 = p3_2(x,x.y,y)+p3_3(x,x.y,y)</text:span></text:p>
      <text:p text:style-name="P3"><text:span text:style-name="T18">由 </text:span><text:span text:style-name="T1">RA3 </text:span><text:span text:style-name="T18">投影函數為遞迴及 </text:span><text:span text:style-name="T1">R12 </text:span><text:span text:style-name="T18">加法是遞迴的， 得證。</text:span></text:p>
      <text:p text:style-name="P2">wobei</text:p>
      <text:p text:style-name="P4">其中</text:p>
      <text:p text:style-name="P2">a=α[α(ρ(0,?))].α[ρ(n+1,?))].α[χ(n,?)].</text:p>
      <text:p text:style-name="P3"><text:span text:style-name="T18">譯註：</text:span><text:span text:style-name="T1">a </text:span><text:span text:style-name="T18">可由以下程式碼表達：</text:span></text:p>
      <text:p text:style-name="P3"><text:span text:style-name="T1">a = if ρ(0 ,?) = 0 # ρ </text:span><text:span text:style-name="T18">是關係 </text:span><text:span text:style-name="T1">R </text:span><text:span text:style-name="T18">的特徵函數， </text:span><text:span text:style-name="T1"># </text:span><text:span text:style-name="T18">此句表若 </text:span><text:span text:style-name="T1">0 </text:span><text:span text:style-name="T18">符合關係 </text:span><text:span text:style-name="T1">R and ρ(n+1,?) ≠ 0 # </text:span><text:span text:style-name="T18">此句表若 </text:span><text:span text:style-name="T1">n+1 </text:span><text:span text:style-name="T18">不符合關係 </text:span><text:span text:style-name="T1">R and χ(n ,?) ≠ 0 then 0 else 1</text:span></text:p>
      <text:p text:style-name="P2">χ(n+1,?) ist daher entweder =n+1 (wenn a = 1) oder == χ(n, ?) (wenn a = 0) 32)</text:p>
      <text:p text:style-name="P3"><text:span text:style-name="T18">因此 </text:span><text:span text:style-name="T1">χ(n+1,?) </text:span><text:span text:style-name="T18">若非 </text:span><text:span text:style-name="T1">=n+1 (</text:span><text:span text:style-name="T18">當 </text:span><text:span text:style-name="T1">a = 1 </text:span><text:span text:style-name="T18">時</text:span><text:span text:style-name="T1">) </text:span><text:span text:style-name="T18">則 </text:span><text:span text:style-name="T1">= χ(n, ?) (</text:span><text:span text:style-name="T18">當 </text:span><text:span text:style-name="T1">a = 0 </text:span><text:span text:style-name="T18">時</text:span><text:span text:style-name="T1">) 32)</text:span></text:p>
      <text:p text:style-name="P2">32) Andere Werte als 0 und 1 kann a, wie aus der Definition für α ersichtlich ist, nicht annehmen.</text:p>
      <text:p text:style-name="P3"><text:span text:style-name="T1">32) </text:span><text:span text:style-name="T18">由 </text:span><text:span text:style-name="T1">α </text:span><text:span text:style-name="T18">的定義明顯得知 </text:span><text:span text:style-name="T1">a </text:span><text:span text:style-name="T18">不能接受 </text:span><text:span text:style-name="T1">0 </text:span><text:span text:style-name="T18">與 </text:span><text:span text:style-name="T1">1 </text:span><text:span text:style-name="T18">以外之值。</text:span></text:p>
      <text:p text:style-name="P2">Der erste Fall tritt offenbar dann undnur dann ein, wenn sämtliche Faktoren von a 1 sind, d.h. wenn gilt:</text:p>
      <text:p text:style-name="P3"><text:span text:style-name="T18">第一種情形顯然僅在所有 </text:span><text:span text:style-name="T1">a </text:span><text:span text:style-name="T18">的因數是 </text:span><text:span text:style-name="T1">1 </text:span><text:span text:style-name="T18">時才成立，即如下： </text:span><text:span text:style-name="T1">_ R(0,?) &amp; R(n+1,?) &amp; [χ(n,?)=0]. _</text:span><text:span text:style-name="T18">譯註：</text:span><text:span text:style-name="T1">R(0,?) &amp; R(n+1,?) &amp; [χ(n,?)=0] </text:span><text:span text:style-name="T18">即 </text:span><text:span text:style-name="T1">ρ(0,?)≠0 &amp; ρ(n+1,?)=0 &amp; χ(n ,?)=0 </text:span><text:span text:style-name="T18">由上可知哥德爾以乘法代表合取，故取 </text:span><text:span text:style-name="T1">0 </text:span><text:span text:style-name="T18">表示邏輯假值，</text:span></text:p>
      <text:p text:style-name="P2">Daraus folgt, daß die Funktion χ(n, ?) (als Funktion von n betrachtet) 0 bleibt bis zum kleinsten Wert von n, für den R(n, ?) gilt, und von da ab gleich diesem Weft ist (falls schon R(0,?) gilt, ist dem entsprechend χ(n,?) konstant und =0).Demnach gilt:</text:p>
      <text:p text:style-name="P3"><text:span text:style-name="T18">可推得函數 </text:span><text:span text:style-name="T1">χ(n, ?) (</text:span><text:span text:style-name="T18">視為 </text:span><text:span text:style-name="T1">n </text:span><text:span text:style-name="T18">之單元函數 </text:span><text:span text:style-name="T1">) </text:span><text:span text:style-name="T18">保持為 </text:span><text:span text:style-name="T1">0 </text:span><text:span text:style-name="T18">直到 </text:span><text:span text:style-name="T1">n </text:span><text:span text:style-name="T18">等於滿足 </text:span><text:span text:style-name="T1">R(n, ?) </text:span><text:span text:style-name="T18">的最小值，且開始恆等於此值。</text:span><text:span text:style-name="T1">(</text:span><text:span text:style-name="T18">若 </text:span><text:span text:style-name="T1">R(0,?) </text:span><text:span text:style-name="T18">成立則 </text:span><text:span text:style-name="T1">χ(n,?) </text:span><text:span text:style-name="T18">對應到常數 </text:span><text:span text:style-name="T1">0)</text:span><text:span text:style-name="T18">。因此：</text:span></text:p>
      <text:p text:style-name="P2">ψ(?,?) = χ(φ(?),?)S(?,?) ~ R[ψ(?,?),?]</text:p>
      <text:p text:style-name="P2">Die Relation T läßt sich durch Negation auf einen zu S analogen Fall zurückführen, womit Satz IV bewiesen ist.</text:p>
      <text:p text:style-name="P3"><text:soft-page-break/><text:span text:style-name="T18">關係 </text:span><text:span text:style-name="T1">T </text:span><text:span text:style-name="T18">可輕易以 </text:span><text:span text:style-name="T1">S </text:span><text:span text:style-name="T18">的否定寫成，故命題 </text:span><text:span text:style-name="T1">IV </text:span><text:span text:style-name="T18">得證。</text:span></text:p>
      <text:p text:style-name="P3"><text:span text:style-name="T18">譯註：若 </text:span><text:span text:style-name="T1">R(0,?) </text:span><text:span text:style-name="T18">成立則 </text:span><text:span text:style-name="T1">χ(n,?) </text:span><text:span text:style-name="T18">對應到常數 </text:span><text:span text:style-name="T1">0</text:span><text:span text:style-name="T18">。 此句說明從 </text:span><text:span text:style-name="T1">0 </text:span><text:span text:style-name="T18">開始找符合 </text:span><text:span text:style-name="T1">R </text:span><text:span text:style-name="T18">的數， 若該數等於 </text:span><text:span text:style-name="T1">0</text:span><text:span text:style-name="T18">，則 </text:span><text:span text:style-name="T1">χ </text:span><text:span text:style-name="T18">永遠為 </text:span><text:span text:style-name="T1">0</text:span><text:span text:style-name="T18">， 因為一開始就找到啦！</text:span></text:p>
      <text:p text:style-name="P3"><text:span text:style-name="T1">ψ(?,?)=εx[x≦φ(?)&amp;R(x,?)] </text:span><text:span text:style-name="T18">可輕易以 </text:span><text:span text:style-name="T1">χ </text:span><text:span text:style-name="T18">定義如下： </text:span><text:span text:style-name="T1">ψ(?,?) = χ(φ(?),?)</text:span></text:p>
      <text:p text:style-name="P3"><text:span text:style-name="T1">S(?,?)~(Ex)[x≦φ(?)&amp;R(x,?)] </text:span><text:span text:style-name="T18">可輕易以 </text:span><text:span text:style-name="T1">ψ </text:span><text:span text:style-name="T18">定義如下： </text:span><text:span text:style-name="T1">S(?,?) ~ R[ψ(?,?),?]</text:span></text:p>
      <text:p text:style-name="P3"><text:span text:style-name="T1">T(?,?)~(x) [x≦φ(?)→R(x,?)] </text:span><text:span text:style-name="T18">可輕易以 </text:span><text:span text:style-name="T1">S </text:span><text:span text:style-name="T18">否定定義。</text:span></text:p>
      <text:p text:style-name="P3"><text:span text:style-name="T18">由以下得知： </text:span><text:span text:style-name="T1">χ(0, ?)=0 χ(n+1,?)=(n+1).a+χ(n,?).α(a)</text:span></text:p>
      <text:p text:style-name="P3"><text:span text:style-name="T1">χ(n+1,?) = if ρ(0 ,?) = 0 # </text:span><text:span text:style-name="T18">此句表若 </text:span><text:span text:style-name="T1">0 </text:span><text:span text:style-name="T18">符合關係 </text:span><text:span text:style-name="T1">R and ρ(n+1,?) ≠ 0 # </text:span><text:span text:style-name="T18">此句表若 </text:span><text:span text:style-name="T1">n+1 </text:span><text:span text:style-name="T18">不符合關係 </text:span><text:span text:style-name="T1">R and χ(n ,?) ≠ 0 then n+1 else χ(n ,?)</text:span></text:p>
      <text:p text:style-name="P3"><text:span text:style-name="T18">即在 </text:span><text:span text:style-name="T1">n </text:span><text:span text:style-name="T18">尚未為符合 </text:span><text:span text:style-name="T1">R </text:span><text:span text:style-name="T18">的數前， 會不停遞增，直到符合 </text:span><text:span text:style-name="T1">R </text:span><text:span text:style-name="T18">後，便停止遞增。 以虛擬碼表示如下： </text:span><text:span text:style-name="T1">χ=0 while ρ(χ,?)≠0 χ++ return χ</text:span></text:p>
      <text:h text:style-name="P25" text:outline-level="1">基本算術是遞迴的</text:h>
      <text:p text:style-name="P2">Die Funktionen x+y, x.y, x^y, ferner die Relationen x&lt;y, x=y sind, wie man sich leicht überzeugt, rekursiv und wir definieren nun, von diesen Begriffen ausgehend, eine Reihe von Funktionen (Relationen) 1-45, deren jede aus den vorhergehenden mittels der in den Sätzen I bis IV genannten Verfahren definiert ist.</text:p>
      <text:p text:style-name="P3"><text:span text:style-name="T1">x+y, x.y, x^y </text:span><text:span text:style-name="T18">等函數，甚至 </text:span><text:span text:style-name="T1">x&lt;y, x=y </text:span><text:span text:style-name="T18">等關係，可以輕易證明為遞迴的，後可從這些項目開始定義 </text:span><text:span text:style-name="T1">1-45 </text:span><text:span text:style-name="T18">一系列的函數</text:span><text:span text:style-name="T1">(</text:span><text:span text:style-name="T18">關係</text:span><text:span text:style-name="T1">)</text:span><text:span text:style-name="T18">，其中每項經由定理 </text:span><text:span text:style-name="T1">I </text:span><text:span text:style-name="T18">至 </text:span><text:span text:style-name="T1">IV </text:span><text:span text:style-name="T18">相關之操作自前項定義而來。</text:span></text:p>
      <text:p text:style-name="P3"><text:span text:style-name="T18">譯註：</text:span><text:span text:style-name="T1">genannten Verfahren </text:span><text:span text:style-name="T18">已提到的操作比已命名的操作好。</text:span></text:p>
      <text:p text:style-name="P3"><text:span text:style-name="T18">譯註：引理 </text:span><text:span text:style-name="T1">R13</text:span><text:span text:style-name="T18">：次方是遞迴的。 </text:span><text:span text:style-name="T1">x^y </text:span><text:span text:style-name="T18">可遞迴定義如下： </text:span><text:span text:style-name="T1">x ^y = 1 : y=0 x ^(y+1) = x^y.x : y&gt;0 = p3_2(y,x^y,x).p3_3(y,x^y,x)</text:span></text:p>
      <text:p text:style-name="P3"><text:span text:style-name="T18">由 </text:span><text:span text:style-name="T1">RA3 </text:span><text:span text:style-name="T18">投影函數為遞迴及 </text:span><text:span text:style-name="T1">RA12 </text:span><text:span text:style-name="T18">乘法是遞迴的， 得證。</text:span></text:p>
      <text:p text:style-name="P3"><text:span text:style-name="T18">定理 </text:span><text:span text:style-name="T1">R14</text:span><text:span text:style-name="T18">：次序關係是遞迴的。 次序關係等價於以下關係： </text:span><text:span text:style-name="T1">n&lt;m ~ m</text:span><text:span text:style-name="T18">ㅗ</text:span><text:span text:style-name="T1">n&gt;0 n≥m ~ m</text:span><text:span text:style-name="T18">ㅗ</text:span><text:span text:style-name="T1">n=0</text:span></text:p>
      <text:p text:style-name="P3"><text:span text:style-name="T18">故可以定義 </text:span><text:span text:style-name="T1">&lt; </text:span><text:span text:style-name="T18">的特徵函數為 </text:span><text:span text:style-name="T1">χ&lt;(n,m) = sgn(m</text:span><text:span text:style-name="T18">ㅗ</text:span><text:span text:style-name="T1">n) </text:span><text:span text:style-name="T18">由 </text:span><text:span text:style-name="T1">R7 </text:span><text:span text:style-name="T18">符號函數是遞迴的及 </text:span><text:span text:style-name="T1">R4 </text:span><text:span text:style-name="T18">隔斷減法是遞迴，得證。 令 ≥ 的特徵函數為 </text:span><text:span text:style-name="T1">χ≥(n,m) = χ{0}(m</text:span><text:span text:style-name="T18">ㅗ</text:span><text:span text:style-name="T1">n) </text:span><text:span text:style-name="T18">由 </text:span><text:span text:style-name="T1">R1 {0} </text:span><text:span text:style-name="T18">是遞迴的及 </text:span><text:span text:style-name="T1">R4 </text:span><text:span text:style-name="T18">隔斷減法是遞迴，得證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" style:font-adornments="標準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75cm" loext:contextual-spacing="false" fo:line-height="120%" style:page-number="auto">
        <style:tab-stops/>
      </style:paragraph-properties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widows="1" fo:text-indent="0cm" style:auto-text-indent="false"/>
      <style:text-properties fo:font-variant="normal" fo:text-transform="none" fo:color="#000000" fo:font-size="12pt" fo:letter-spacing="normal" fo:font-weight="bold" style:font-size-asian="12pt" style:font-style-asian="normal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章標題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fo:letter-spacing="normal" fo:font-weight="bold" style:font-size-asian="10.8000001907349pt" style:language-asian="zh" style:country-asian="TW" style:font-style-asian="normal" style:font-weight-asian="bold" style:font-weight-complex="bold"/>
    </style:style>
    <style:style style:name="本文" style:family="paragraph" style:parent-style-name="Text_20_body" style:master-page-name="">
      <style:paragraph-properties fo:margin-left="0cm" fo:margin-right="0cm" fo:margin-top="0cm" fo:margin-bottom="0.275cm" loext:contextual-spacing="false" fo:widows="1" fo:text-indent="0cm" style:auto-text-indent="false" style:page-number="auto"/>
      <style:text-properties fo:font-variant="normal" fo:text-transform="none" fo:color="#000000" style:font-name="Arial" fo:font-family="Arial" style:font-family-generic="swiss" style:font-pitch="variable" fo:font-size="11pt" fo:letter-spacing="normal" style:font-name-asian="標楷體" style:font-family-asian="標楷體" style:font-family-generic-asian="script" style:font-pitch-asian="fixed" style:font-size-asian="12pt" style:font-size-complex="12pt"/>
    </style:style>
    <style:style style:name="原文" style:family="paragraph" style:parent-style-name="Text_20_body">
      <style:paragraph-properties fo:margin-left="0cm" fo:margin-right="0cm" fo:margin-top="0cm" fo:margin-bottom="0.494cm" loext:contextual-spacing="false" fo:widows="1" fo:text-indent="0cm" style:auto-text-indent="false"/>
      <style:text-properties fo:font-variant="normal" fo:text-transform="none" fo:color="#000000" style:font-name="Arial" fo:font-family="Arial" style:font-family-generic="swiss" style:font-pitch="variable" fo:font-size="12pt" fo:letter-spacing="normal" fo:font-style="normal" fo:font-weight="normal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程式碼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style:font-name="DejaVu Sans Mono1" fo:font-family="'DejaVu Sans Mono'" style:font-style-name="Book" style:font-family-generic="modern" style:font-pitch="fixed" fo:font-size="11pt" fo:letter-spacing="normal" fo:font-style="normal" fo:font-weight="normal" style:font-name-asian="新細明體1" style:font-family-asian="新細明體" style:font-style-name-asian="標準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無題1" style:family="paragraph" style:parent-style-name="程式碼">
      <style:text-properties style:font-name="DejaVu Sans Mono1" fo:font-family="'DejaVu Sans Mono'" style:font-style-name="Book" style:font-family-generic="modern" style:font-pitch="fixe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7:47:27.126000000</meta:creation-date>
    <dc:date>2016-07-10T13:27:43.483000000</dc:date>
    <meta:editing-duration>PT1H25M15S</meta:editing-duration>
    <meta:editing-cycles>19</meta:editing-cycles>
    <meta:generator>LibreOffice/5.0.2.2$Windows_x86 LibreOffice_project/37b43f919e4de5eeaca9b9755ed688758a8251fe</meta:generator>
    <meta:document-statistic meta:table-count="1" meta:image-count="0" meta:object-count="0" meta:page-count="10" meta:paragraph-count="228" meta:word-count="3980" meta:character-count="10772" meta:non-whitespace-character-count="8757"/>
  </office:meta>
</office:document-meta>
</file>